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9e6a" officeooo:paragraph-rsid="00159e6a"/>
    </style:style>
    <style:style style:name="P2" style:family="paragraph" style:parent-style-name="Standard">
      <style:text-properties officeooo:rsid="00189ce9" officeooo:paragraph-rsid="00189ce9"/>
    </style:style>
    <style:style style:name="P3" style:family="paragraph" style:parent-style-name="Standard">
      <style:text-properties officeooo:rsid="001a4b43" officeooo:paragraph-rsid="001a4b43"/>
    </style:style>
    <style:style style:name="P4" style:family="paragraph" style:parent-style-name="Standard">
      <style:text-properties officeooo:rsid="001a4b43" officeooo:paragraph-rsid="002b6c56"/>
    </style:style>
    <style:style style:name="P5" style:family="paragraph" style:parent-style-name="Standard">
      <style:text-properties officeooo:rsid="001abeb8" officeooo:paragraph-rsid="001abeb8"/>
    </style:style>
    <style:style style:name="P6" style:family="paragraph" style:parent-style-name="Standard">
      <style:text-properties officeooo:rsid="001adc5c" officeooo:paragraph-rsid="001adc5c"/>
    </style:style>
    <style:style style:name="P7" style:family="paragraph" style:parent-style-name="Standard">
      <style:text-properties officeooo:rsid="001f1797" officeooo:paragraph-rsid="001f1797"/>
    </style:style>
    <style:style style:name="P8" style:family="paragraph" style:parent-style-name="Standard">
      <style:text-properties officeooo:rsid="001f1797" officeooo:paragraph-rsid="0023c252"/>
    </style:style>
    <style:style style:name="P9" style:family="paragraph" style:parent-style-name="Standard">
      <style:text-properties officeooo:rsid="00219ab6" officeooo:paragraph-rsid="00219ab6"/>
    </style:style>
    <style:style style:name="P10" style:family="paragraph" style:parent-style-name="Standard">
      <style:text-properties officeooo:rsid="00219ab6" officeooo:paragraph-rsid="0025a189"/>
    </style:style>
    <style:style style:name="P11" style:family="paragraph" style:parent-style-name="Standard">
      <style:text-properties officeooo:rsid="0023c252" officeooo:paragraph-rsid="0023c252"/>
    </style:style>
    <style:style style:name="P12" style:family="paragraph" style:parent-style-name="Standard">
      <style:text-properties officeooo:rsid="0025a189" officeooo:paragraph-rsid="0025a189"/>
    </style:style>
    <style:style style:name="P13" style:family="paragraph" style:parent-style-name="Standard">
      <style:text-properties officeooo:rsid="002b6c56" officeooo:paragraph-rsid="002b6c56"/>
    </style:style>
    <style:style style:name="P14" style:family="paragraph" style:parent-style-name="Standard">
      <style:text-properties officeooo:rsid="002b6c56" officeooo:paragraph-rsid="002b6c56"/>
    </style:style>
    <style:style style:name="T1" style:family="text">
      <style:text-properties style:text-position="super 58%"/>
    </style:style>
    <style:style style:name="T2" style:family="text">
      <style:text-properties officeooo:rsid="001adc5c"/>
    </style:style>
    <style:style style:name="T3" style:family="text">
      <style:text-properties officeooo:rsid="001ba58f"/>
    </style:style>
    <style:style style:name="T4" style:family="text">
      <style:text-properties officeooo:rsid="00219ab6"/>
    </style:style>
    <style:style style:name="T5" style:family="text">
      <style:text-properties officeooo:rsid="0023c252"/>
    </style:style>
    <style:style style:name="T6" style:family="text">
      <style:text-properties officeooo:rsid="002754d0"/>
    </style:style>
    <style:style style:name="T7" style:family="text">
      <style:text-properties officeooo:rsid="002b6c56"/>
    </style:style>
    <style:style style:name="T8" style:family="text">
      <style:text-properties officeooo:rsid="002c2d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ent fonctionne un tournoi de tennis ?</text:p>
      <text:p text:style-name="P1"/>
      <text:p text:style-name="P2"/>
      <text:p text:style-name="P6">Au meilleurs des 3 sets 6 jeux avec 2 jeux d’écarts 7 jeux s’<text:span text:style-name="T3">il y a</text:span> 5 <text:span text:style-name="T3">jeux à</text:span>-5 si <text:span text:style-name="T3">c’est</text:span> 6-6 c’est tie break en 7 points avec 2 points d’écarts</text:p>
      <text:p text:style-name="P2"/>
      <text:p text:style-name="P3"/>
      <text:p text:style-name="P13">Le classement est celui-ci :</text:p>
      <text:p text:style-name="P3">non classés </text:p>
      <text:p text:style-name="P3">4eme séries</text:p>
      <text:p text:style-name="P3">3 <text:span text:style-name="T2">eme </text:span>séries</text:p>
      <text:p text:style-name="P3">2 eme séries</text:p>
      <text:p text:style-name="P3"/>
      <text:p text:style-name="P3">L<text:span text:style-name="T7">es catégories sont ceux-là :</text:span></text:p>
      <text:p text:style-name="P3"/>
      <text:p text:style-name="P4">jeunes 10-12</text:p>
      <text:p text:style-name="P4"><text:span text:style-name="T7">jeunes </text:span>13-14</text:p>
      <text:p text:style-name="P4"><text:span text:style-name="T7">jeunes </text:span>15-16</text:p>
      <text:p text:style-name="P13">jeunes 17-18</text:p>
      <text:p text:style-name="P3"/>
      <text:p text:style-name="P4"><text:span text:style-name="T3">séniors </text:span>+ 30</text:p>
      <text:p text:style-name="P4"><text:span text:style-name="T7">séniors +</text:span>35</text:p>
      <text:p text:style-name="P4"><text:span text:style-name="T7">séniors +</text:span>40</text:p>
      <text:p text:style-name="P4"><text:span text:style-name="T7">séniors +</text:span>45</text:p>
      <text:p text:style-name="P4"><text:span text:style-name="T7">séniors +</text:span>50</text:p>
      <text:p text:style-name="P4"><text:span text:style-name="T7">séniors +</text:span>55</text:p>
      <text:p text:style-name="P3"/>
      <text:p text:style-name="P3">simple <text:span text:style-name="T7">jeunes </text:span>messieurs <text:span text:style-name="T7">ou</text:span> dames</text:p>
      <text:p text:style-name="P13">simple sénior +30 messieurs ou dames</text:p>
      <text:p text:style-name="P13"/>
      <text:p text:style-name="P13"/>
      <text:p text:style-name="P5">en fonction des joueurs on utilise des tours jusqu’en quart de finale</text:p>
      <text:p text:style-name="P13">exemple si la compétition réunit 64 joueurs on aura : </text:p>
      <text:p text:style-name="P13">1<text:span text:style-name="T1">er</text:span> tour </text:p>
      <text:p text:style-name="P13">2eme tour </text:p>
      <text:p text:style-name="P13">3eme tour </text:p>
      <text:p text:style-name="P13">quart de finale </text:p>
      <text:p text:style-name="P13">demi finale </text:p>
      <text:p text:style-name="P13">final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Base de données</text:p>
      <text:p text:style-name="P7"/>
      <text:p text:style-name="P7">id : clé primaire</text:p>
      <text:p text:style-name="P7"><text:span text:style-name="T5">prenom + nom</text:span> varchar(50) : nom <text:span text:style-name="T5">adversaire</text:span></text:p>
      <text:p text:style-name="P9">1<text:span text:style-name="T1">er</text:span> Set → 7-6 maximum</text:p>
      <text:p text:style-name="P12">Score Joueur : <text:span text:style-name="T8">int</text:span></text:p>
      <text:p text:style-name="P12">Score Adversaire <text:span text:style-name="T8">int</text:span></text:p>
      <text:p text:style-name="P9">2nd Set → 7-6 maximum</text:p>
      <text:p text:style-name="P12">Score Joueur : <text:span text:style-name="T8">int</text:span></text:p>
      <text:p text:style-name="P12">Score Adversaire : <text:span text:style-name="T8">int</text:span></text:p>
      <text:p text:style-name="P10">3rd Set – 7-6 maximum<text:tab/></text:p>
      <text:p text:style-name="P12">Score Joueur : <text:span text:style-name="T8">int</text:span></text:p>
      <text:p text:style-name="P12">Score Adversaire:i<text:span text:style-name="T8">nt</text:span></text:p>
      <text:p text:style-name="P7">résultat <text:span text:style-name="T4">(Gagnant ou perdant) : résultat final</text:span></text:p>
      <text:p text:style-name="P11">Lieu <text:span text:style-name="T6">(Varchar) : lieu du tournoi</text:span></text:p>
      <text:p text:style-name="P11">Date <text:span text:style-name="T6">(Date) : date du tournoi</text:span></text:p>
      <text:p text:style-name="P11">Heure <text:span text:style-name="T6">(Time) : heure du tournoi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0:23:56.542000000</meta:creation-date>
    <meta:editing-duration>PT9M11S</meta:editing-duration>
    <meta:editing-cycles>4</meta:editing-cycles>
    <meta:generator>LibreOffice/5.2.6.2$Windows_x86 LibreOffice_project/a3100ed2409ebf1c212f5048fbe377c281438fdc</meta:generator>
    <dc:date>2017-04-22T18:03:25.941000000</dc:date>
    <meta:document-statistic meta:table-count="0" meta:image-count="0" meta:object-count="0" meta:page-count="2" meta:paragraph-count="44" meta:word-count="199" meta:character-count="1047" meta:non-whitespace-character-count="883"/>
  </office:meta>
</office:document-meta>
</file>